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.915in" svg:height="2.2484in" svg:x="0in" svg:y="1.7882in">
            <draw:object draw:notify-on-update-of-ranges="Sheet1.A2:Sheet1.A8 Sheet1.B2:Sheet1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.8961in" svg:height="2.1913in" svg:x="0in" svg:y="4.0256in">
            <draw:object draw:notify-on-update-of-ranges="Sheet1.A1:Sheet1.A1 Sheet1.A2:Sheet1.A8 Sheet1.C1:Sheet1.C1 Sheet1.C2:Sheet1.C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.9059in" svg:height="2.1969in" svg:x="0in" svg:y="6.2374in">
            <draw:object draw:notify-on-update-of-ranges="Sheet1.A2:Sheet1.A8 Sheet1.D2:Sheet1.D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.915in" svg:height="2.2484in" svg:x="3.8709in" svg:y="1.778in">
            <draw:object draw:notify-on-update-of-ranges="Sheet1.A2:Sheet1.A8 Sheet1.E2:Sheet1.E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3.8961in" svg:height="2.1913in" svg:x="3.8815in" svg:y="3.9945in">
            <draw:object draw:notify-on-update-of-ranges="Sheet1.A2:Sheet1.A8 Sheet1.C1:Sheet1.C1 Sheet1.F2:Sheet1.F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3.9059in" svg:height="2.1969in" svg:x="3.8295in" svg:y="6.1697in">
            <draw:object draw:notify-on-update-of-ranges="Sheet1.A2:Sheet1.A8 Sheet1.G2:Sheet1.G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3.915in" svg:height="2.2484in" svg:x="7.7177in" svg:y="1.7665in">
            <draw:object draw:notify-on-update-of-ranges="Sheet1.A2:Sheet1.A8 Sheet1.H2:Sheet1.H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3.8961in" svg:height="2.1913in" svg:x="7.7929in" svg:y="3.5969in">
            <draw:object draw:notify-on-update-of-ranges="Sheet1.A2:Sheet1.A8 Sheet1.C1:Sheet1.C1 Sheet1.I2:Sheet1.I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3.9059in" svg:height="2.1969in" svg:x="7.7087in" svg:y="6.1165in">
            <draw:object draw:notify-on-update-of-ranges="Sheet1.A2:Sheet1.A8 Sheet1.J2:Sheet1.J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3.8961in" svg:height="2.1913in" svg:x="7.685in" svg:y="4.0248in">
            <draw:object draw:notify-on-update-of-ranges="Sheet1.A2:Sheet1.A8 Sheet1.C1:Sheet1.C1 Sheet1.I2:Sheet1.I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3.915in" svg:height="2.2484in" svg:x="11.6043in" svg:y="1.8307in">
            <draw:object draw:notify-on-update-of-ranges="Sheet1.A2:Sheet1.A8 Sheet1.K2:Sheet1.K8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3.9059in" svg:height="2.1969in" svg:x="11.585in" svg:y="6.1283in">
            <draw:object draw:notify-on-update-of-ranges="Sheet1.A2:Sheet1.A8 Sheet1.M2:Sheet1.M8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3.8961in" svg:height="2.1913in" svg:x="11.5827in" svg:y="3.9949in">
            <draw:object draw:notify-on-update-of-ranges="Sheet1.A2:Sheet1.A8 Sheet1.C1:Sheet1.C1 Sheet1.L2:Sheet1.L8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rray Size</text:p>
          </table:table-cell>
          <table:table-cell office:value-type="string" calcext:value-type="string">
            <text:p>Avg Bubble1</text:p>
          </table:table-cell>
          <table:table-cell office:value-type="string" calcext:value-type="string">
            <text:p>Best Bubble1</text:p>
          </table:table-cell>
          <table:table-cell office:value-type="string" calcext:value-type="string">
            <text:p>Worst Bubble1</text:p>
          </table:table-cell>
          <table:table-cell office:value-type="string" calcext:value-type="string">
            <text:p>Avg Selection</text:p>
          </table:table-cell>
          <table:table-cell office:value-type="string" calcext:value-type="string">
            <text:p>Best Selection</text:p>
          </table:table-cell>
          <table:table-cell office:value-type="string" calcext:value-type="string">
            <text:p>Worst Selection</text:p>
          </table:table-cell>
          <table:table-cell office:value-type="string" calcext:value-type="string">
            <text:p>Avg Insertion</text:p>
          </table:table-cell>
          <table:table-cell office:value-type="string" calcext:value-type="string">
            <text:p>Best Insertion</text:p>
          </table:table-cell>
          <table:table-cell office:value-type="string" calcext:value-type="string">
            <text:p>Worst Insertion</text:p>
          </table:table-cell>
          <table:table-cell office:value-type="string" calcext:value-type="string">
            <text:p>Avg Bubble2</text:p>
          </table:table-cell>
          <table:table-cell office:value-type="string" calcext:value-type="string">
            <text:p>Best Bubble2</text:p>
          </table:table-cell>
          <table:table-cell office:value-type="string" calcext:value-type="string">
            <text:p>Worst Bubble2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.09883" calcext:value-type="float">
            <text:p>3.09883</text:p>
          </table:table-cell>
          <table:table-cell office:value-type="float" office:value="0.789513" calcext:value-type="float">
            <text:p>0.789513</text:p>
          </table:table-cell>
          <table:table-cell office:value-type="float" office:value="1.91778" calcext:value-type="float">
            <text:p>1.91778</text:p>
          </table:table-cell>
          <table:table-cell office:value-type="float" office:value="0.698214" calcext:value-type="float">
            <text:p>0.698214</text:p>
          </table:table-cell>
          <table:table-cell office:value-type="float" office:value="0.693574" calcext:value-type="float">
            <text:p>0.693574</text:p>
          </table:table-cell>
          <table:table-cell office:value-type="float" office:value="0.720034" calcext:value-type="float">
            <text:p>0.720034</text:p>
          </table:table-cell>
          <table:table-cell office:value-type="float" office:value="0.536704" calcext:value-type="float">
            <text:p>0.536704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1.06305" calcext:value-type="float">
            <text:p>1.06305</text:p>
          </table:table-cell>
          <table:table-cell office:value-type="float" office:value="4.1346" calcext:value-type="float">
            <text:p>4.1346</text:p>
          </table:table-cell>
          <table:table-cell office:value-type="float" office:value="0.726993" calcext:value-type="float">
            <text:p>0.726993</text:p>
          </table:table-cell>
          <table:table-cell office:value-type="float" office:value="3.29922" calcext:value-type="float">
            <text:p>3.29922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2.8873" calcext:value-type="float">
            <text:p>12.8873</text:p>
          </table:table-cell>
          <table:table-cell office:value-type="float" office:value="3.12412" calcext:value-type="float">
            <text:p>3.12412</text:p>
          </table:table-cell>
          <table:table-cell office:value-type="float" office:value="7.63591" calcext:value-type="float">
            <text:p>7.63591</text:p>
          </table:table-cell>
          <table:table-cell office:value-type="float" office:value="2.7827" calcext:value-type="float">
            <text:p>2.7827</text:p>
          </table:table-cell>
          <table:table-cell office:value-type="float" office:value="2.78157" calcext:value-type="float">
            <text:p>2.78157</text:p>
          </table:table-cell>
          <table:table-cell office:value-type="float" office:value="2.87586" calcext:value-type="float">
            <text:p>2.87586</text:p>
          </table:table-cell>
          <table:table-cell office:value-type="float" office:value="2.09568" calcext:value-type="float">
            <text:p>2.09568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4.19758" calcext:value-type="float">
            <text:p>4.19758</text:p>
          </table:table-cell>
          <table:table-cell office:value-type="float" office:value="16.8704" calcext:value-type="float">
            <text:p>16.8704</text:p>
          </table:table-cell>
          <table:table-cell office:value-type="float" office:value="2.93444" calcext:value-type="float">
            <text:p>2.93444</text:p>
          </table:table-cell>
          <table:table-cell office:value-type="float" office:value="13.2372" calcext:value-type="float">
            <text:p>13.2372</text:p>
          </table:table-cell>
          <table:table-cell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29.5578" calcext:value-type="float">
            <text:p>29.5578</text:p>
          </table:table-cell>
          <table:table-cell office:value-type="float" office:value="7.08623" calcext:value-type="float">
            <text:p>7.08623</text:p>
          </table:table-cell>
          <table:table-cell office:value-type="float" office:value="17.2349" calcext:value-type="float">
            <text:p>17.2349</text:p>
          </table:table-cell>
          <table:table-cell office:value-type="float" office:value="6.25059" calcext:value-type="float">
            <text:p>6.25059</text:p>
          </table:table-cell>
          <table:table-cell office:value-type="float" office:value="6.25689" calcext:value-type="float">
            <text:p>6.25689</text:p>
          </table:table-cell>
          <table:table-cell office:value-type="float" office:value="6.46343" calcext:value-type="float">
            <text:p>6.46343</text:p>
          </table:table-cell>
          <table:table-cell office:value-type="float" office:value="4.78248" calcext:value-type="float">
            <text:p>4.78248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9.47527" calcext:value-type="float">
            <text:p>9.47527</text:p>
          </table:table-cell>
          <table:table-cell office:value-type="float" office:value="37.999" calcext:value-type="float">
            <text:p>37.999</text:p>
          </table:table-cell>
          <table:table-cell office:value-type="float" office:value="6.60235" calcext:value-type="float">
            <text:p>6.60235</text:p>
          </table:table-cell>
          <table:table-cell office:value-type="float" office:value="29.7094" calcext:value-type="float">
            <text:p>29.7094</text:p>
          </table:table-cell>
          <table:table-cell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3.0117" calcext:value-type="float">
            <text:p>53.0117</text:p>
          </table:table-cell>
          <table:table-cell office:value-type="float" office:value="12.5104" calcext:value-type="float">
            <text:p>12.5104</text:p>
          </table:table-cell>
          <table:table-cell office:value-type="float" office:value="30.5687" calcext:value-type="float">
            <text:p>30.5687</text:p>
          </table:table-cell>
          <table:table-cell office:value-type="float" office:value="11.1595" calcext:value-type="float">
            <text:p>11.1595</text:p>
          </table:table-cell>
          <table:table-cell office:value-type="float" office:value="11.1692" calcext:value-type="float">
            <text:p>11.1692</text:p>
          </table:table-cell>
          <table:table-cell office:value-type="float" office:value="11.5348" calcext:value-type="float">
            <text:p>11.5348</text:p>
          </table:table-cell>
          <table:table-cell office:value-type="float" office:value="8.43729" calcext:value-type="float">
            <text:p>8.43729</text:p>
          </table:table-cell>
          <table:table-cell office:value-type="float" office:value="0.000316" calcext:value-type="float">
            <text:p>0.000316</text:p>
          </table:table-cell>
          <table:table-cell office:value-type="float" office:value="16.8297" calcext:value-type="float">
            <text:p>16.8297</text:p>
          </table:table-cell>
          <table:table-cell office:value-type="float" office:value="67.9933" calcext:value-type="float">
            <text:p>67.9933</text:p>
          </table:table-cell>
          <table:table-cell office:value-type="float" office:value="11.7423" calcext:value-type="float">
            <text:p>11.7423</text:p>
          </table:table-cell>
          <table:table-cell office:value-type="float" office:value="52.5884" calcext:value-type="float">
            <text:p>52.5884</text:p>
          </table:table-cell>
          <table:table-cell/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82.9602" calcext:value-type="float">
            <text:p>82.9602</text:p>
          </table:table-cell>
          <table:table-cell office:value-type="float" office:value="19.6425" calcext:value-type="float">
            <text:p>19.6425</text:p>
          </table:table-cell>
          <table:table-cell office:value-type="float" office:value="47.8634" calcext:value-type="float">
            <text:p>47.8634</text:p>
          </table:table-cell>
          <table:table-cell office:value-type="float" office:value="17.5511" calcext:value-type="float">
            <text:p>17.5511</text:p>
          </table:table-cell>
          <table:table-cell office:value-type="float" office:value="17.4214" calcext:value-type="float">
            <text:p>17.4214</text:p>
          </table:table-cell>
          <table:table-cell office:value-type="float" office:value="17.9874" calcext:value-type="float">
            <text:p>17.9874</text:p>
          </table:table-cell>
          <table:table-cell office:value-type="float" office:value="13.2873" calcext:value-type="float">
            <text:p>13.2873</text:p>
          </table:table-cell>
          <table:table-cell office:value-type="float" office:value="0.000373" calcext:value-type="float">
            <text:p>0.000373</text:p>
          </table:table-cell>
          <table:table-cell office:value-type="float" office:value="26.476" calcext:value-type="float">
            <text:p>26.476</text:p>
          </table:table-cell>
          <table:table-cell office:value-type="float" office:value="106.437" calcext:value-type="float">
            <text:p>106.437</text:p>
          </table:table-cell>
          <table:table-cell office:value-type="float" office:value="18.3753" calcext:value-type="float">
            <text:p>18.3753</text:p>
          </table:table-cell>
          <table:table-cell office:value-type="float" office:value="82.811" calcext:value-type="float">
            <text:p>82.811</text:p>
          </table:table-cell>
          <table:table-cell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19.418" calcext:value-type="float">
            <text:p>119.418</text:p>
          </table:table-cell>
          <table:table-cell office:value-type="float" office:value="28.3575" calcext:value-type="float">
            <text:p>28.3575</text:p>
          </table:table-cell>
          <table:table-cell office:value-type="float" office:value="69.1466" calcext:value-type="float">
            <text:p>69.1466</text:p>
          </table:table-cell>
          <table:table-cell office:value-type="float" office:value="25.051" calcext:value-type="float">
            <text:p>25.051</text:p>
          </table:table-cell>
          <table:table-cell office:value-type="float" office:value="25.0941" calcext:value-type="float">
            <text:p>25.0941</text:p>
          </table:table-cell>
          <table:table-cell office:value-type="float" office:value="25.9752" calcext:value-type="float">
            <text:p>25.9752</text:p>
          </table:table-cell>
          <table:table-cell office:value-type="float" office:value="19.1426" calcext:value-type="float">
            <text:p>19.1426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38.1193" calcext:value-type="float">
            <text:p>38.1193</text:p>
          </table:table-cell>
          <table:table-cell office:value-type="float" office:value="153.742" calcext:value-type="float">
            <text:p>153.742</text:p>
          </table:table-cell>
          <table:table-cell office:value-type="float" office:value="26.5432" calcext:value-type="float">
            <text:p>26.5432</text:p>
          </table:table-cell>
          <table:table-cell office:value-type="float" office:value="119.593" calcext:value-type="float">
            <text:p>119.593</text:p>
          </table:table-cell>
          <table:table-cell/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163.223" calcext:value-type="float">
            <text:p>163.223</text:p>
          </table:table-cell>
          <table:table-cell office:value-type="float" office:value="38.6721" calcext:value-type="float">
            <text:p>38.6721</text:p>
          </table:table-cell>
          <table:table-cell office:value-type="float" office:value="94.3002" calcext:value-type="float">
            <text:p>94.3002</text:p>
          </table:table-cell>
          <table:table-cell office:value-type="float" office:value="34.0894" calcext:value-type="float">
            <text:p>34.0894</text:p>
          </table:table-cell>
          <table:table-cell office:value-type="float" office:value="34.1596" calcext:value-type="float">
            <text:p>34.1596</text:p>
          </table:table-cell>
          <table:table-cell office:value-type="float" office:value="35.3368" calcext:value-type="float">
            <text:p>35.3368</text:p>
          </table:table-cell>
          <table:table-cell office:value-type="float" office:value="26.1369" calcext:value-type="float">
            <text:p>26.1369</text:p>
          </table:table-cell>
          <table:table-cell office:value-type="float" office:value="0.000506" calcext:value-type="float">
            <text:p>0.000506</text:p>
          </table:table-cell>
          <table:table-cell office:value-type="float" office:value="52.3959" calcext:value-type="float">
            <text:p>52.3959</text:p>
          </table:table-cell>
          <table:table-cell office:value-type="float" office:value="209.194" calcext:value-type="float">
            <text:p>209.194</text:p>
          </table:table-cell>
          <table:table-cell office:value-type="float" office:value="36.1175" calcext:value-type="float">
            <text:p>36.1175</text:p>
          </table:table-cell>
          <table:table-cell office:value-type="float" office:value="163.003" calcext:value-type="float">
            <text:p>163.003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ATA COLLECTED BY LOGAN KELSCH 2/19/24 COSC 320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/00/0000</text:date>, <text:time style:data-style-name="N2" text:time-value="14:03:35.0317886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20:57:58.024305658</meta:creation-date>
    <dc:date>2024-02-20T14:57:21.753717970</dc:date>
    <meta:editing-duration>PT16M35S</meta:editing-duration>
    <meta:editing-cycles>2</meta:editing-cycles>
    <meta:generator>LibreOffice/7.0.4.2$Linux_X86_64 LibreOffice_project/00$Build-2</meta:generator>
    <meta:document-statistic meta:table-count="1" meta:cell-count="105" meta:object-count="1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945cm" svg:height="5.712cm" xlink:href=".." xlink:type="simple" chart:class="chart:scatter" chart:style-name="ch1">
        <chart:title svg:x="2.362cm" svg:y="0.25cm" chart:style-name="ch2">
          <text:p>Bubble Sort 1: AVERAGE</text:p>
        </chart:title>
        <chart:plot-area chart:style-name="ch3" table:cell-range-address="Sheet1.A2:Sheet1.B8" svg:x="1.209cm" svg:y="1.143cm" svg:width="8.538cm" svg:height="3.474cm">
          <chart:coordinate-region svg:x="1.83cm" svg:y="1.342cm" svg:width="7.174cm" svg:height="2.628cm"/>
          <chart:axis chart:dimension="x" chart:name="primary-x" chart:style-name="ch4">
            <chart:title svg:x="4.68cm" svg:y="4.731cm" chart:style-name="ch5">
              <text:p>Array Size</text:p>
            </chart:title>
          </chart:axis>
          <chart:axis chart:dimension="y" chart:name="primary-y" chart:style-name="ch6">
            <chart:title svg:x="0.451cm" svg:y="4.075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B2:Sheet1.B8" chart:class="chart:scatter">
            <chart:domain table:cell-range-address="Sheet1.A2:Sheet1.A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Sheet1.A2:Sheet1.A8</svg:desc>
                </draw:g>
              </table:table-cell>
              <table:table-cell office:value-type="float" office:value="3.09883">
                <text:p>3.09883</text:p>
                <draw:g>
                  <svg:desc>Sheet1.B2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12.8873">
                <text:p>12.88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0">
                <text:p>150000</text:p>
              </table:table-cell>
              <table:table-cell office:value-type="float" office:value="29.5578">
                <text:p>29.55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0">
                <text:p>200000</text:p>
              </table:table-cell>
              <table:table-cell office:value-type="float" office:value="53.0117">
                <text:p>53.0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0">
                <text:p>250000</text:p>
              </table:table-cell>
              <table:table-cell office:value-type="float" office:value="82.9602">
                <text:p>82.9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">
                <text:p>300000</text:p>
              </table:table-cell>
              <table:table-cell office:value-type="float" office:value="119.418">
                <text:p>119.4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00">
                <text:p>350000</text:p>
              </table:table-cell>
              <table:table-cell office:value-type="float" office:value="163.223">
                <text:p>163.2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97cm" svg:height="5.567cm" xlink:href=".." xlink:type="simple" chart:class="chart:scatter" chart:style-name="ch1">
        <chart:title svg:x="2.827cm" svg:y="0.247cm" chart:style-name="ch2">
          <text:p>Insertion Sort: BEST</text:p>
        </chart:title>
        <chart:plot-area chart:style-name="ch3" table:cell-range-address="Sheet1.A2:Sheet1.A8 Sheet1.C1:Sheet1.C1 Sheet1.I2:Sheet1.I8" chart:data-source-has-labels="row" svg:x="1.208cm" svg:y="1.137cm" svg:width="8.492cm" svg:height="3.338cm">
          <chart:coordinate-region svg:x="2.491cm" svg:y="1.336cm" svg:width="6.652cm" svg:height="2.492cm"/>
          <chart:axis chart:dimension="x" chart:name="primary-x" chart:style-name="ch4">
            <chart:title svg:x="4.656cm" svg:y="4.586cm" chart:style-name="ch5">
              <text:p>Array Size</text:p>
            </chart:title>
          </chart:axis>
          <chart:axis chart:dimension="y" chart:name="primary-y" chart:style-name="ch6">
            <chart:title svg:x="0.451cm" svg:y="4.001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I2:Sheet1.I8" chart:label-cell-address="Sheet1.C1:Sheet1.C1" chart:class="chart:scatter">
            <chart:domain table:cell-range-address="Sheet1.A2:Sheet1.A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st Bubble1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Sheet1.A2:Sheet1.A8</svg:desc>
                </draw:g>
              </table:table-cell>
              <table:table-cell office:value-type="float" office:value="0.000072">
                <text:p>0.000072</text:p>
                <draw:g>
                  <svg:desc>Sheet1.I2:Sheet1.I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0">
                <text:p>150000</text:p>
              </table:table-cell>
              <table:table-cell office:value-type="float" office:value="0.000214">
                <text:p>0.000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0">
                <text:p>200000</text:p>
              </table:table-cell>
              <table:table-cell office:value-type="float" office:value="0.000316">
                <text:p>0.000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0">
                <text:p>250000</text:p>
              </table:table-cell>
              <table:table-cell office:value-type="float" office:value="0.000373">
                <text:p>0.000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">
                <text:p>300000</text:p>
              </table:table-cell>
              <table:table-cell office:value-type="float" office:value="0.000423">
                <text:p>0.0004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00">
                <text:p>350000</text:p>
              </table:table-cell>
              <table:table-cell office:value-type="float" office:value="0.000506">
                <text:p>0.00050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945cm" svg:height="5.712cm" xlink:href=".." xlink:type="simple" chart:class="chart:scatter" chart:style-name="ch1">
        <chart:title svg:x="2.362cm" svg:y="0.25cm" chart:style-name="ch2">
          <text:p>Bubble Sort 2: AVERAGE</text:p>
        </chart:title>
        <chart:plot-area chart:style-name="ch3" table:cell-range-address="Sheet1.A2:Sheet1.A8 Sheet1.K2:Sheet1.K8" svg:x="1.209cm" svg:y="1.143cm" svg:width="8.538cm" svg:height="3.474cm">
          <chart:coordinate-region svg:x="2.016cm" svg:y="1.343cm" svg:width="7.174cm" svg:height="2.627cm"/>
          <chart:axis chart:dimension="x" chart:name="primary-x" chart:style-name="ch4">
            <chart:title svg:x="4.68cm" svg:y="4.731cm" chart:style-name="ch5">
              <text:p>Array Size</text:p>
            </chart:title>
          </chart:axis>
          <chart:axis chart:dimension="y" chart:name="primary-y" chart:style-name="ch6">
            <chart:title svg:x="0.451cm" svg:y="4.075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K2:Sheet1.K8" chart:class="chart:scatter">
            <chart:domain table:cell-range-address="Sheet1.A2:Sheet1.A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Sheet1.A2:Sheet1.A8</svg:desc>
                </draw:g>
              </table:table-cell>
              <table:table-cell office:value-type="float" office:value="4.1346">
                <text:p>4.1346</text:p>
                <draw:g>
                  <svg:desc>Sheet1.K2:Sheet1.K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16.8704">
                <text:p>16.87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0">
                <text:p>150000</text:p>
              </table:table-cell>
              <table:table-cell office:value-type="float" office:value="37.999">
                <text:p>37.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0">
                <text:p>200000</text:p>
              </table:table-cell>
              <table:table-cell office:value-type="float" office:value="67.9933">
                <text:p>67.99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0">
                <text:p>250000</text:p>
              </table:table-cell>
              <table:table-cell office:value-type="float" office:value="106.437">
                <text:p>106.4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">
                <text:p>300000</text:p>
              </table:table-cell>
              <table:table-cell office:value-type="float" office:value="153.742">
                <text:p>153.7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00">
                <text:p>350000</text:p>
              </table:table-cell>
              <table:table-cell office:value-type="float" office:value="209.194">
                <text:p>209.19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922cm" svg:height="5.581cm" xlink:href=".." xlink:type="simple" chart:class="chart:scatter" chart:style-name="ch1">
        <chart:title svg:x="2.589cm" svg:y="0.247cm" chart:style-name="ch2">
          <text:p>Bubble Sort 2: WORST</text:p>
        </chart:title>
        <chart:plot-area chart:style-name="ch3" table:cell-range-address="Sheet1.A2:Sheet1.A8 Sheet1.M2:Sheet1.M8" svg:x="1.209cm" svg:y="1.137cm" svg:width="8.515cm" svg:height="3.352cm">
          <chart:coordinate-region svg:x="1.83cm" svg:y="1.336cm" svg:width="7.151cm" svg:height="2.506cm"/>
          <chart:axis chart:dimension="x" chart:name="primary-x" chart:style-name="ch4">
            <chart:title svg:x="4.668cm" svg:y="4.6cm" chart:style-name="ch5">
              <text:p>Array Size</text:p>
            </chart:title>
          </chart:axis>
          <chart:axis chart:dimension="y" chart:name="primary-y" chart:style-name="ch6">
            <chart:title svg:x="0.451cm" svg:y="4.008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M2:Sheet1.M8" chart:class="chart:scatter">
            <chart:domain table:cell-range-address="Sheet1.A2:Sheet1.A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Sheet1.A2:Sheet1.A8</svg:desc>
                </draw:g>
              </table:table-cell>
              <table:table-cell office:value-type="float" office:value="3.29922">
                <text:p>3.29922</text:p>
                <draw:g>
                  <svg:desc>Sheet1.M2:Sheet1.M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13.2372">
                <text:p>13.23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0">
                <text:p>150000</text:p>
              </table:table-cell>
              <table:table-cell office:value-type="float" office:value="29.7094">
                <text:p>29.70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0">
                <text:p>200000</text:p>
              </table:table-cell>
              <table:table-cell office:value-type="float" office:value="52.5884">
                <text:p>52.58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0">
                <text:p>250000</text:p>
              </table:table-cell>
              <table:table-cell office:value-type="float" office:value="82.811">
                <text:p>82.8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">
                <text:p>300000</text:p>
              </table:table-cell>
              <table:table-cell office:value-type="float" office:value="119.593">
                <text:p>119.5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00">
                <text:p>350000</text:p>
              </table:table-cell>
              <table:table-cell office:value-type="float" office:value="163.003">
                <text:p>163.00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97cm" svg:height="5.567cm" xlink:href=".." xlink:type="simple" chart:class="chart:scatter" chart:style-name="ch1">
        <chart:title svg:x="2.827cm" svg:y="0.247cm" chart:style-name="ch2">
          <text:p>Bubble Sort 2: BEST</text:p>
        </chart:title>
        <chart:plot-area chart:style-name="ch3" table:cell-range-address="Sheet1.A2:Sheet1.A8 Sheet1.C1:Sheet1.C1 Sheet1.L2:Sheet1.L8" chart:data-source-has-labels="row" svg:x="1.208cm" svg:y="1.137cm" svg:width="8.492cm" svg:height="3.338cm">
          <chart:coordinate-region svg:x="1.829cm" svg:y="1.336cm" svg:width="7.314cm" svg:height="2.492cm"/>
          <chart:axis chart:dimension="x" chart:name="primary-x" chart:style-name="ch4">
            <chart:title svg:x="4.656cm" svg:y="4.586cm" chart:style-name="ch5">
              <text:p>Array Size</text:p>
            </chart:title>
          </chart:axis>
          <chart:axis chart:dimension="y" chart:name="primary-y" chart:style-name="ch6">
            <chart:title svg:x="0.451cm" svg:y="4.001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L2:Sheet1.L8" chart:label-cell-address="Sheet1.C1:Sheet1.C1" chart:class="chart:scatter">
            <chart:domain table:cell-range-address="Sheet1.A2:Sheet1.A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st Bubble1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Sheet1.A2:Sheet1.A8</svg:desc>
                </draw:g>
              </table:table-cell>
              <table:table-cell office:value-type="float" office:value="0.726993">
                <text:p>0.726993</text:p>
                <draw:g>
                  <svg:desc>Sheet1.L2:Sheet1.L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2.93444">
                <text:p>2.93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0">
                <text:p>150000</text:p>
              </table:table-cell>
              <table:table-cell office:value-type="float" office:value="6.60235">
                <text:p>6.602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0">
                <text:p>200000</text:p>
              </table:table-cell>
              <table:table-cell office:value-type="float" office:value="11.7423">
                <text:p>11.74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0">
                <text:p>250000</text:p>
              </table:table-cell>
              <table:table-cell office:value-type="float" office:value="18.3753">
                <text:p>18.37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">
                <text:p>300000</text:p>
              </table:table-cell>
              <table:table-cell office:value-type="float" office:value="26.5432">
                <text:p>26.54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00">
                <text:p>350000</text:p>
              </table:table-cell>
              <table:table-cell office:value-type="float" office:value="36.1175">
                <text:p>36.117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97cm" svg:height="5.567cm" xlink:href=".." xlink:type="simple" chart:class="chart:scatter" chart:style-name="ch1">
        <chart:title svg:x="2.827cm" svg:y="0.247cm" chart:style-name="ch2">
          <text:p>Bubble Sort 1: BEST</text:p>
        </chart:title>
        <chart:plot-area chart:style-name="ch3" table:cell-range-address="Sheet1.A1:Sheet1.A8 Sheet1.C1:Sheet1.C8" chart:data-source-has-labels="row" svg:x="1.208cm" svg:y="1.137cm" svg:width="8.492cm" svg:height="3.338cm">
          <chart:coordinate-region svg:x="1.829cm" svg:y="1.336cm" svg:width="7.314cm" svg:height="2.492cm"/>
          <chart:axis chart:dimension="x" chart:name="primary-x" chart:style-name="ch4">
            <chart:title svg:x="4.656cm" svg:y="4.586cm" chart:style-name="ch5">
              <text:p>Array Size</text:p>
            </chart:title>
          </chart:axis>
          <chart:axis chart:dimension="y" chart:name="primary-y" chart:style-name="ch6">
            <chart:title svg:x="0.451cm" svg:y="4.001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C2:Sheet1.C8" chart:label-cell-address="Sheet1.C1:Sheet1.C1" chart:class="chart:scatter">
            <chart:domain table:cell-range-address="Sheet1.A2:Sheet1.A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st Bubble1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Sheet1.A2:Sheet1.A8</svg:desc>
                </draw:g>
              </table:table-cell>
              <table:table-cell office:value-type="float" office:value="0.789513">
                <text:p>0.789513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3.12412">
                <text:p>3.124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0">
                <text:p>150000</text:p>
              </table:table-cell>
              <table:table-cell office:value-type="float" office:value="7.08623">
                <text:p>7.086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0">
                <text:p>200000</text:p>
              </table:table-cell>
              <table:table-cell office:value-type="float" office:value="12.5104">
                <text:p>12.5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0">
                <text:p>250000</text:p>
              </table:table-cell>
              <table:table-cell office:value-type="float" office:value="19.6425">
                <text:p>19.64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">
                <text:p>300000</text:p>
              </table:table-cell>
              <table:table-cell office:value-type="float" office:value="28.3575">
                <text:p>28.35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00">
                <text:p>350000</text:p>
              </table:table-cell>
              <table:table-cell office:value-type="float" office:value="38.6721">
                <text:p>38.67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922cm" svg:height="5.581cm" xlink:href=".." xlink:type="simple" chart:class="chart:scatter" chart:style-name="ch1">
        <chart:title svg:x="2.589cm" svg:y="0.247cm" chart:style-name="ch2">
          <text:p>Bubble Sort 1: WORST</text:p>
        </chart:title>
        <chart:plot-area chart:style-name="ch3" table:cell-range-address="Sheet1.A2:Sheet1.A8 Sheet1.D2:Sheet1.D8" svg:x="1.209cm" svg:y="1.137cm" svg:width="8.515cm" svg:height="3.352cm">
          <chart:coordinate-region svg:x="1.83cm" svg:y="1.336cm" svg:width="7.151cm" svg:height="2.506cm"/>
          <chart:axis chart:dimension="x" chart:name="primary-x" chart:style-name="ch4">
            <chart:title svg:x="4.668cm" svg:y="4.6cm" chart:style-name="ch5">
              <text:p>Array Size</text:p>
            </chart:title>
          </chart:axis>
          <chart:axis chart:dimension="y" chart:name="primary-y" chart:style-name="ch6">
            <chart:title svg:x="0.451cm" svg:y="4.008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D2:Sheet1.D8" chart:class="chart:scatter">
            <chart:domain table:cell-range-address="Sheet1.A2:Sheet1.A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Sheet1.A2:Sheet1.A8</svg:desc>
                </draw:g>
              </table:table-cell>
              <table:table-cell office:value-type="float" office:value="1.91778">
                <text:p>1.91778</text:p>
                <draw:g>
                  <svg:desc>Sheet1.D2:Sheet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7.63591">
                <text:p>7.635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0">
                <text:p>150000</text:p>
              </table:table-cell>
              <table:table-cell office:value-type="float" office:value="17.2349">
                <text:p>17.23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0">
                <text:p>200000</text:p>
              </table:table-cell>
              <table:table-cell office:value-type="float" office:value="30.5687">
                <text:p>30.56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0">
                <text:p>250000</text:p>
              </table:table-cell>
              <table:table-cell office:value-type="float" office:value="47.8634">
                <text:p>47.86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">
                <text:p>300000</text:p>
              </table:table-cell>
              <table:table-cell office:value-type="float" office:value="69.1466">
                <text:p>69.14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00">
                <text:p>350000</text:p>
              </table:table-cell>
              <table:table-cell office:value-type="float" office:value="94.3002">
                <text:p>94.30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945cm" svg:height="5.712cm" xlink:href=".." xlink:type="simple" chart:class="chart:scatter" chart:style-name="ch1">
        <chart:title svg:x="2.309cm" svg:y="0.25cm" chart:style-name="ch2">
          <text:p>Selection Sort: AVERAGE</text:p>
        </chart:title>
        <chart:plot-area chart:style-name="ch3" table:cell-range-address="Sheet1.A2:Sheet1.A8 Sheet1.E2:Sheet1.E8" svg:x="1.209cm" svg:y="1.143cm" svg:width="8.538cm" svg:height="3.474cm">
          <chart:coordinate-region svg:x="1.83cm" svg:y="1.342cm" svg:width="7.36cm" svg:height="2.628cm"/>
          <chart:axis chart:dimension="x" chart:name="primary-x" chart:style-name="ch4">
            <chart:title svg:x="4.68cm" svg:y="4.731cm" chart:style-name="ch5">
              <text:p>Array Size</text:p>
            </chart:title>
          </chart:axis>
          <chart:axis chart:dimension="y" chart:name="primary-y" chart:style-name="ch6">
            <chart:title svg:x="0.451cm" svg:y="4.075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E2:Sheet1.E8" chart:class="chart:scatter">
            <chart:domain table:cell-range-address="Sheet1.A2:Sheet1.A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Sheet1.A2:Sheet1.A8</svg:desc>
                </draw:g>
              </table:table-cell>
              <table:table-cell office:value-type="float" office:value="0.698214">
                <text:p>0.698214</text:p>
                <draw:g>
                  <svg:desc>Sheet1.E2:Sheet1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2.7827">
                <text:p>2.78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0">
                <text:p>150000</text:p>
              </table:table-cell>
              <table:table-cell office:value-type="float" office:value="6.25059">
                <text:p>6.25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0">
                <text:p>200000</text:p>
              </table:table-cell>
              <table:table-cell office:value-type="float" office:value="11.1595">
                <text:p>11.15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0">
                <text:p>250000</text:p>
              </table:table-cell>
              <table:table-cell office:value-type="float" office:value="17.5511">
                <text:p>17.55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">
                <text:p>300000</text:p>
              </table:table-cell>
              <table:table-cell office:value-type="float" office:value="25.051">
                <text:p>25.0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00">
                <text:p>350000</text:p>
              </table:table-cell>
              <table:table-cell office:value-type="float" office:value="34.0894">
                <text:p>34.08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97cm" svg:height="5.567cm" xlink:href=".." xlink:type="simple" chart:class="chart:scatter" chart:style-name="ch1">
        <chart:title svg:x="2.775cm" svg:y="0.247cm" chart:style-name="ch2">
          <text:p>Selection Sort: BEST</text:p>
        </chart:title>
        <chart:plot-area chart:style-name="ch3" table:cell-range-address="Sheet1.A2:Sheet1.A8 Sheet1.C1:Sheet1.C1 Sheet1.F2:Sheet1.F8" chart:data-source-has-labels="row" svg:x="1.208cm" svg:y="1.137cm" svg:width="8.492cm" svg:height="3.338cm">
          <chart:coordinate-region svg:x="1.829cm" svg:y="1.336cm" svg:width="7.314cm" svg:height="2.492cm"/>
          <chart:axis chart:dimension="x" chart:name="primary-x" chart:style-name="ch4">
            <chart:title svg:x="4.656cm" svg:y="4.586cm" chart:style-name="ch5">
              <text:p>Array Size</text:p>
            </chart:title>
          </chart:axis>
          <chart:axis chart:dimension="y" chart:name="primary-y" chart:style-name="ch6">
            <chart:title svg:x="0.451cm" svg:y="4.001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F2:Sheet1.F8" chart:label-cell-address="Sheet1.C1:Sheet1.C1" chart:class="chart:scatter">
            <chart:domain table:cell-range-address="Sheet1.A2:Sheet1.A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st Bubble1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Sheet1.A2:Sheet1.A8</svg:desc>
                </draw:g>
              </table:table-cell>
              <table:table-cell office:value-type="float" office:value="0.693574">
                <text:p>0.693574</text:p>
                <draw:g>
                  <svg:desc>Sheet1.F2:Sheet1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2.78157">
                <text:p>2.78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0">
                <text:p>150000</text:p>
              </table:table-cell>
              <table:table-cell office:value-type="float" office:value="6.25689">
                <text:p>6.256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0">
                <text:p>200000</text:p>
              </table:table-cell>
              <table:table-cell office:value-type="float" office:value="11.1692">
                <text:p>11.16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0">
                <text:p>250000</text:p>
              </table:table-cell>
              <table:table-cell office:value-type="float" office:value="17.4214">
                <text:p>17.42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">
                <text:p>300000</text:p>
              </table:table-cell>
              <table:table-cell office:value-type="float" office:value="25.0941">
                <text:p>25.09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00">
                <text:p>350000</text:p>
              </table:table-cell>
              <table:table-cell office:value-type="float" office:value="34.1596">
                <text:p>34.15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922cm" svg:height="5.581cm" xlink:href=".." xlink:type="simple" chart:class="chart:scatter" chart:style-name="ch1">
        <chart:title svg:x="2.536cm" svg:y="0.247cm" chart:style-name="ch2">
          <text:p>Selection Sort: WORST</text:p>
        </chart:title>
        <chart:plot-area chart:style-name="ch3" table:cell-range-address="Sheet1.A2:Sheet1.A8 Sheet1.G2:Sheet1.G8" svg:x="1.209cm" svg:y="1.137cm" svg:width="8.515cm" svg:height="3.352cm">
          <chart:coordinate-region svg:x="1.83cm" svg:y="1.336cm" svg:width="7.337cm" svg:height="2.506cm"/>
          <chart:axis chart:dimension="x" chart:name="primary-x" chart:style-name="ch4">
            <chart:title svg:x="4.668cm" svg:y="4.6cm" chart:style-name="ch5">
              <text:p>Array Size</text:p>
            </chart:title>
          </chart:axis>
          <chart:axis chart:dimension="y" chart:name="primary-y" chart:style-name="ch6">
            <chart:title svg:x="0.451cm" svg:y="4.008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G2:Sheet1.G8" chart:class="chart:scatter">
            <chart:domain table:cell-range-address="Sheet1.A2:Sheet1.A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Sheet1.A2:Sheet1.A8</svg:desc>
                </draw:g>
              </table:table-cell>
              <table:table-cell office:value-type="float" office:value="0.720034">
                <text:p>0.720034</text:p>
                <draw:g>
                  <svg:desc>Sheet1.G2:Sheet1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2.87586">
                <text:p>2.875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0">
                <text:p>150000</text:p>
              </table:table-cell>
              <table:table-cell office:value-type="float" office:value="6.46343">
                <text:p>6.463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0">
                <text:p>200000</text:p>
              </table:table-cell>
              <table:table-cell office:value-type="float" office:value="11.5348">
                <text:p>11.53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0">
                <text:p>250000</text:p>
              </table:table-cell>
              <table:table-cell office:value-type="float" office:value="17.9874">
                <text:p>17.9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">
                <text:p>300000</text:p>
              </table:table-cell>
              <table:table-cell office:value-type="float" office:value="25.9752">
                <text:p>25.97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00">
                <text:p>350000</text:p>
              </table:table-cell>
              <table:table-cell office:value-type="float" office:value="35.3368">
                <text:p>35.336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945cm" svg:height="5.712cm" xlink:href=".." xlink:type="simple" chart:class="chart:scatter" chart:style-name="ch1">
        <chart:title svg:x="2.362cm" svg:y="0.25cm" chart:style-name="ch2">
          <text:p>Insertion Sort: AVERAGE</text:p>
        </chart:title>
        <chart:plot-area chart:style-name="ch3" table:cell-range-address="Sheet1.A2:Sheet1.A8 Sheet1.H2:Sheet1.H8" svg:x="1.209cm" svg:y="1.143cm" svg:width="8.538cm" svg:height="3.474cm">
          <chart:coordinate-region svg:x="1.83cm" svg:y="1.342cm" svg:width="7.36cm" svg:height="2.628cm"/>
          <chart:axis chart:dimension="x" chart:name="primary-x" chart:style-name="ch4">
            <chart:title svg:x="4.68cm" svg:y="4.731cm" chart:style-name="ch5">
              <text:p>Array Size</text:p>
            </chart:title>
          </chart:axis>
          <chart:axis chart:dimension="y" chart:name="primary-y" chart:style-name="ch6">
            <chart:title svg:x="0.451cm" svg:y="4.075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H2:Sheet1.H8" chart:class="chart:scatter">
            <chart:domain table:cell-range-address="Sheet1.A2:Sheet1.A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Sheet1.A2:Sheet1.A8</svg:desc>
                </draw:g>
              </table:table-cell>
              <table:table-cell office:value-type="float" office:value="0.536704">
                <text:p>0.536704</text:p>
                <draw:g>
                  <svg:desc>Sheet1.H2:Sheet1.H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2.09568">
                <text:p>2.095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0">
                <text:p>150000</text:p>
              </table:table-cell>
              <table:table-cell office:value-type="float" office:value="4.78248">
                <text:p>4.782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0">
                <text:p>200000</text:p>
              </table:table-cell>
              <table:table-cell office:value-type="float" office:value="8.43729">
                <text:p>8.437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0">
                <text:p>250000</text:p>
              </table:table-cell>
              <table:table-cell office:value-type="float" office:value="13.2873">
                <text:p>13.28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">
                <text:p>300000</text:p>
              </table:table-cell>
              <table:table-cell office:value-type="float" office:value="19.1426">
                <text:p>19.14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00">
                <text:p>350000</text:p>
              </table:table-cell>
              <table:table-cell office:value-type="float" office:value="26.1369">
                <text:p>26.136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97cm" svg:height="5.567cm" xlink:href=".." xlink:type="simple" chart:class="chart:scatter" chart:style-name="ch1">
        <chart:title svg:x="2.827cm" svg:y="0.247cm" chart:style-name="ch2">
          <text:p>Insertion Sort: BEST</text:p>
        </chart:title>
        <chart:plot-area chart:style-name="ch3" table:cell-range-address="Sheet1.A2:Sheet1.A8 Sheet1.C1:Sheet1.C1 Sheet1.I2:Sheet1.I8" chart:data-source-has-labels="row" svg:x="1.208cm" svg:y="1.137cm" svg:width="8.492cm" svg:height="3.338cm">
          <chart:coordinate-region svg:x="2.491cm" svg:y="1.336cm" svg:width="6.652cm" svg:height="2.492cm"/>
          <chart:axis chart:dimension="x" chart:name="primary-x" chart:style-name="ch4">
            <chart:title svg:x="4.656cm" svg:y="4.586cm" chart:style-name="ch5">
              <text:p>Array Size</text:p>
            </chart:title>
          </chart:axis>
          <chart:axis chart:dimension="y" chart:name="primary-y" chart:style-name="ch6">
            <chart:title svg:x="0.451cm" svg:y="4.001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I2:Sheet1.I8" chart:label-cell-address="Sheet1.C1:Sheet1.C1" chart:class="chart:scatter">
            <chart:domain table:cell-range-address="Sheet1.A2:Sheet1.A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st Bubble1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Sheet1.A2:Sheet1.A8</svg:desc>
                </draw:g>
              </table:table-cell>
              <table:table-cell office:value-type="float" office:value="0.000072">
                <text:p>0.000072</text:p>
                <draw:g>
                  <svg:desc>Sheet1.I2:Sheet1.I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0">
                <text:p>150000</text:p>
              </table:table-cell>
              <table:table-cell office:value-type="float" office:value="0.000214">
                <text:p>0.000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0">
                <text:p>200000</text:p>
              </table:table-cell>
              <table:table-cell office:value-type="float" office:value="0.000316">
                <text:p>0.000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0">
                <text:p>250000</text:p>
              </table:table-cell>
              <table:table-cell office:value-type="float" office:value="0.000373">
                <text:p>0.000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">
                <text:p>300000</text:p>
              </table:table-cell>
              <table:table-cell office:value-type="float" office:value="0.000423">
                <text:p>0.0004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00">
                <text:p>350000</text:p>
              </table:table-cell>
              <table:table-cell office:value-type="float" office:value="0.000506">
                <text:p>0.00050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922cm" svg:height="5.581cm" xlink:href=".." xlink:type="simple" chart:class="chart:scatter" chart:style-name="ch1">
        <chart:title svg:x="2.589cm" svg:y="0.247cm" chart:style-name="ch2">
          <text:p>Insertion Sort: WORST</text:p>
        </chart:title>
        <chart:plot-area chart:style-name="ch3" table:cell-range-address="Sheet1.A2:Sheet1.A8 Sheet1.J2:Sheet1.J8" svg:x="1.209cm" svg:y="1.137cm" svg:width="8.515cm" svg:height="3.352cm">
          <chart:coordinate-region svg:x="1.83cm" svg:y="1.336cm" svg:width="7.337cm" svg:height="2.506cm"/>
          <chart:axis chart:dimension="x" chart:name="primary-x" chart:style-name="ch4">
            <chart:title svg:x="4.668cm" svg:y="4.6cm" chart:style-name="ch5">
              <text:p>Array Size</text:p>
            </chart:title>
          </chart:axis>
          <chart:axis chart:dimension="y" chart:name="primary-y" chart:style-name="ch6">
            <chart:title svg:x="0.451cm" svg:y="4.008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J2:Sheet1.J8" chart:class="chart:scatter">
            <chart:domain table:cell-range-address="Sheet1.A2:Sheet1.A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Sheet1.A2:Sheet1.A8</svg:desc>
                </draw:g>
              </table:table-cell>
              <table:table-cell office:value-type="float" office:value="1.06305">
                <text:p>1.06305</text:p>
                <draw:g>
                  <svg:desc>Sheet1.J2:Sheet1.J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4.19758">
                <text:p>4.197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0">
                <text:p>150000</text:p>
              </table:table-cell>
              <table:table-cell office:value-type="float" office:value="9.47527">
                <text:p>9.475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0">
                <text:p>200000</text:p>
              </table:table-cell>
              <table:table-cell office:value-type="float" office:value="16.8297">
                <text:p>16.82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0">
                <text:p>250000</text:p>
              </table:table-cell>
              <table:table-cell office:value-type="float" office:value="26.476">
                <text:p>26.4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">
                <text:p>300000</text:p>
              </table:table-cell>
              <table:table-cell office:value-type="float" office:value="38.1193">
                <text:p>38.11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00">
                <text:p>350000</text:p>
              </table:table-cell>
              <table:table-cell office:value-type="float" office:value="52.3959">
                <text:p>52.395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